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imado cliente:</text:p>
      <text:p text:style-name="Standard"/>
      <text:p text:style-name="Standard">Estamos realizando una campaña de promoción para nuestros mejores clientes entre los que se encuentra su empresa.</text:p>
      <text:p text:style-name="Standard"/>
      <text:p text:style-name="Standard">Es nuestra forma de agradecerles, en estos tiempos de crisis, que hayan mantenido la confianza en nuestra compañía y en los productos que ofrecemos.</text:p>
      <text:p text:style-name="Standard"/>
      <text:p text:style-name="Standard">Así pues, durante los próximos meses de septiembre y octubre tendrán un descuento del 15% en cada pedido que realice, sea cual sea el importe del mismo, no se exige un mínimo.</text:p>
      <text:p text:style-name="Standard"/>
      <text:p text:style-name="Standard">Esperamos que pueda disfrutar de esta oferta y que la considere interesante, como ya le hemos indicado es un modo de darle las gracias por todos estos años en los que ha sido nuestro cliente y que esperemos que siga siéndolo muchos más.</text:p>
      <text:p text:style-name="Standard"/>
      <text:p text:style-name="Standard">Sin otro particular, reciba un cordial salu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0T18:13:05.122253387</meta:creation-date>
    <dc:date>2019-11-20T18:14:19.784392578</dc:date>
    <dc:creator>I116-05 </dc:creator>
    <meta:editing-duration>PT1M15S</meta:editing-duration>
    <meta:editing-cycles>1</meta:editing-cycles>
    <meta:document-statistic meta:table-count="0" meta:image-count="0" meta:object-count="0" meta:page-count="1" meta:paragraph-count="6" meta:word-count="125" meta:character-count="735" meta:non-whitespace-character-count="616"/>
    <meta:generator>LibreOffice/6.0.4.1$Linux_X86_64 LibreOffice_project/00m0$Build-1</meta:generator>
  </office:meta>
</office:document-meta>
</file>